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399cm" style:rel-column-width="13102*"/>
    </style:style>
    <style:style style:name="Tabelle2.B" style:family="table-column">
      <style:table-column-properties style:column-width="4.306cm" style:rel-column-width="16597*"/>
    </style:style>
    <style:style style:name="Tabelle2.C" style:family="table-column">
      <style:table-column-properties style:column-width="2.286cm" style:rel-column-width="8812*"/>
    </style:style>
    <style:style style:name="Tabelle2.D" style:family="table-column">
      <style:table-column-properties style:column-width="4.509cm" style:rel-column-width="17379*"/>
    </style:style>
    <style:style style:name="Tabelle2.E" style:family="table-column">
      <style:table-column-properties style:column-width="2.501cm" style:rel-column-width="9645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2.7cm" style:rel-column-width="48957*"/>
    </style:style>
    <style:style style:name="Tabelle24.B" style:family="table-column">
      <style:table-column-properties style:column-width="4.3cm" style:rel-column-width="16578*"/>
    </style:style>
    <style:style style:name="Tabelle24.A1" style:family="table-cell">
      <style:table-cell-properties fo:padding="0cm" fo:border="none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1.409cm" style:rel-column-width="43980*"/>
    </style:style>
    <style:style style:name="Tabelle31.B" style:family="table-column">
      <style:table-column-properties style:column-width="5.592cm" style:rel-column-width="21555*"/>
    </style:style>
    <style:style style:name="Tabelle31.A1" style:family="table-cell">
      <style:table-cell-properties fo:padding="0cm" fo:border="none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79cm" style:rel-column-width="45448*"/>
    </style:style>
    <style:style style:name="Tabelle3.B" style:family="table-column">
      <style:table-column-properties style:column-width="5.211cm" style:rel-column-width="20087*"/>
    </style:style>
    <style:style style:name="Tabelle3.A1" style:family="table-cell">
      <style:table-cell-properties fo:padding="0cm" fo:border="none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0.795cm" style:rel-column-width="41613*"/>
    </style:style>
    <style:style style:name="Tabelle8.B" style:family="table-column">
      <style:table-column-properties style:column-width="6.205cm" style:rel-column-width="23922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f8ee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5ce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79a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5ba0d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7470d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5f8ee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30a2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470d7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ba0d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f8ee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41aa48" officeooo:paragraph-rsid="00730a27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6cb77c" officeooo:paragraph-rsid="00730a2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30a27" officeooo:paragraph-rsid="00730a27" style:font-size-asian="12pt" style:font-size-complex="12pt"/>
    </style:style>
    <style:style style:name="P2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Liberation Serif" fo:font-size="12pt" officeooo:rsid="00730a27" officeooo:paragraph-rsid="00730a27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paragraph-rsid="00730a2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5d608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30a2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679a0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7a819a" officeooo:paragraph-rsid="007a819a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665c4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7167c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5ba0d5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470d7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5ce0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79a0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470d7" officeooo:paragraph-rsid="007470d7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047b115" officeooo:paragraph-rsid="00783b83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ba0d5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f8eed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5ce0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79a0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5ba0d5" officeooo:paragraph-rsid="005ba0d5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bold" officeooo:rsid="005ba0d5" officeooo:paragraph-rsid="005ba0d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5f8eed" officeooo:paragraph-rsid="005f8ee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7679a0" officeooo:paragraph-rsid="007679a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fo:font-weight="bold" officeooo:rsid="00765ce0" officeooo:paragraph-rsid="00765ce0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5f8eed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7470d7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167c9" officeooo:paragraph-rsid="00765ce0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65ce0" officeooo:paragraph-rsid="00765ce0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c085" officeooo:paragraph-rsid="007470d7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65ce0" officeooo:paragraph-rsid="00765ce0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Liberation Serif" fo:font-size="12pt" fo:font-weight="bold" officeooo:rsid="005d6083" officeooo:paragraph-rsid="007470d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05a05" officeooo:paragraph-rsid="00705a0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167c9" officeooo:paragraph-rsid="007167c9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Liberation Serif" fo:font-size="10pt" officeooo:rsid="0078683b" officeooo:paragraph-rsid="007e6eb2" style:font-size-asian="8.75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7679a0" style:font-size-asian="8.75pt" style:font-size-complex="10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7e6eb2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ba0d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f8eed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5ce0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79a0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12pt" officeooo:rsid="005f8eed" officeooo:paragraph-rsid="005f8eed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12pt" officeooo:rsid="005d6083" officeooo:paragraph-rsid="00730a2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5d6083" officeooo:paragraph-rsid="00730a2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2pt" fo:font-weight="normal" officeooo:rsid="0041aa48" officeooo:paragraph-rsid="00730a27" style:font-size-asian="12pt" style:font-weight-asian="normal" style:font-size-complex="12pt" style:font-weight-complex="normal"/>
    </style:style>
    <style:style style:name="P75" style:family="paragraph" style:parent-style-name="Standard">
      <style:text-properties officeooo:paragraph-rsid="00730a27"/>
    </style:style>
    <style:style style:name="P7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5ba0d5" officeooo:paragraph-rsid="005ba0d5" style:font-size-asian="14pt" style:font-weight-asian="bold" style:font-size-complex="14pt" style:font-weight-complex="bold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-color="#ffffff"/>
    </style:style>
    <style:style style:name="T1" style:family="text">
      <style:text-properties officeooo:rsid="007c80e0"/>
    </style:style>
    <style:style style:name="T2" style:family="text">
      <style:text-properties officeooo:rsid="00330f69"/>
    </style:style>
    <style:style style:name="T3" style:family="text">
      <style:text-properties officeooo:rsid="007167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6083" style:font-weight-asian="bold" style:font-weight-complex="bold"/>
    </style:style>
    <style:style style:name="T6" style:family="text">
      <style:text-properties fo:font-weight="bold" officeooo:rsid="005f8eed" style:font-weight-asian="bold" style:font-weight-complex="bold"/>
    </style:style>
    <style:style style:name="T7" style:family="text">
      <style:text-properties fo:font-weight="bold" officeooo:rsid="00730a27" style:font-weight-asian="bold" style:font-weight-complex="bold"/>
    </style:style>
    <style:style style:name="T8" style:family="text">
      <style:text-properties fo:font-weight="bold" officeooo:rsid="007679a0" style:font-weight-asian="bold" style:font-weight-complex="bold"/>
    </style:style>
    <style:style style:name="T9" style:family="text">
      <style:text-properties officeooo:rsid="005d6083"/>
    </style:style>
    <style:style style:name="T10" style:family="text">
      <style:text-properties officeooo:rsid="005f8eed"/>
    </style:style>
    <style:style style:name="T11" style:family="text">
      <style:text-properties officeooo:rsid="006169f1"/>
    </style:style>
    <style:style style:name="T12" style:family="text">
      <style:text-properties officeooo:rsid="00646a9f"/>
    </style:style>
    <style:style style:name="T13" style:family="text">
      <style:text-properties officeooo:rsid="00681742"/>
    </style:style>
    <style:style style:name="T14" style:family="text">
      <style:text-properties officeooo:rsid="0068d9b6"/>
    </style:style>
    <style:style style:name="T15" style:family="text">
      <style:text-properties officeooo:rsid="0069a58c"/>
    </style:style>
    <style:style style:name="T16" style:family="text">
      <style:text-properties officeooo:rsid="006b152a"/>
    </style:style>
    <style:style style:name="T17" style:family="text">
      <style:text-properties officeooo:rsid="00730a27"/>
    </style:style>
    <style:style style:name="T18" style:family="text">
      <style:text-properties officeooo:rsid="007470d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d6083" style:font-weight-asian="normal" style:font-weight-complex="normal"/>
    </style:style>
    <style:style style:name="T21" style:family="text">
      <style:text-properties fo:font-weight="normal" officeooo:rsid="005f8eed" style:font-weight-asian="normal" style:font-weight-complex="normal"/>
    </style:style>
    <style:style style:name="T22" style:family="text">
      <style:text-properties fo:font-weight="normal" officeooo:rsid="007679a0" style:font-weight-asian="normal" style:font-weight-complex="normal"/>
    </style:style>
    <style:style style:name="T23" style:family="text">
      <style:text-properties officeooo:rsid="00765ce0"/>
    </style:style>
    <style:style style:name="T24" style:family="text">
      <style:text-properties officeooo:rsid="007679a0"/>
    </style:style>
    <style:style style:name="T25" style:family="text">
      <style:text-properties officeooo:rsid="00783b83"/>
    </style:style>
    <style:style style:name="T26" style:family="text">
      <style:text-properties officeooo:rsid="007a819a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840c47" style:font-style-asian="normal" style:font-style-complex="normal"/>
    </style:style>
    <style:style style:name="T30" style:family="text">
      <style:text-properties fo:font-style="normal" officeooo:rsid="00433024" style:font-style-asian="normal" style:font-style-complex="normal"/>
    </style:style>
    <style:style style:name="T31" style:family="text">
      <style:text-properties fo:font-style="normal" officeooo:rsid="004259cd" style:font-style-asian="normal" style:font-style-complex="normal"/>
    </style:style>
    <style:style style:name="T32" style:family="text">
      <style:text-properties fo:font-style="normal" officeooo:rsid="00383709" style:font-style-asian="normal" style:font-style-complex="normal"/>
    </style:style>
    <style:style style:name="T33" style:family="text">
      <style:text-properties fo:font-style="normal" officeooo:rsid="003fa25e" style:font-style-asian="normal" style:font-style-complex="normal"/>
    </style:style>
    <style:style style:name="T34" style:family="text">
      <style:text-properties officeooo:rsid="007ef8d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65cm" fo:min-width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3">Zählen und Rechnen</text:span> mit Aggregatfunktionen</text:p>
      <text:p text:style-name="P14"/>
      <text:p text:style-name="P8"><text:span text:style-name="T1">Für Datenbankanwender sind o</text:span>ft nicht die <text:span text:style-name="T1">eigentlichen Daten, </text:span>sondern Zahlen, die man aus d<text:span text:style-name="T1">en</text:span> <text:span text:style-name="T14">Daten</text:span> <text:span text:style-name="T12">berechnen</text:span> kann, <text:span text:style-name="T1">interessant – z</text:span>um Beispiel:</text:p>
      <text:p text:style-name="P8">Wie viele Kunden haben ein bestimmtes Produkt gekauft?</text:p>
      <text:p text:style-name="P8">Wie hoch war der durchschnittliche Gewinn pro Auftrag?</text:p>
      <text:p text:style-name="P9"/>
      <text:p text:style-name="P35">Zur Veranschaulichung nutzen wir eine Tabelle, die die Aufträge eines Betriebs auflistet:</text:p>
      <text:p text:style-name="P9"/>
      <text:p text:style-name="P59">Aufträg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1553496685536">
          <table:table-cell table:style-name="Tabelle2.A1" office:value-type="string">
            <text:p text:style-name="P27">Kunde</text:p>
          </table:table-cell>
          <table:table-cell table:style-name="Tabelle2.A1" office:value-type="string">
            <text:p text:style-name="P27">Auftrag</text:p>
          </table:table-cell>
          <table:table-cell table:style-name="Tabelle2.A1" office:value-type="string">
            <text:p text:style-name="P27">Preis</text:p>
          </table:table-cell>
          <table:table-cell table:style-name="Tabelle2.A1" office:value-type="string">
            <text:p text:style-name="P27">Adresse</text:p>
          </table:table-cell>
          <table:table-cell table:style-name="Tabelle2.E1" office:value-type="string">
            <text:p text:style-name="P27">Stadt</text:p>
          </table:table-cell>
        </table:table-row>
        <table:table-row table:style-name="TableLine1553581591440">
          <table:table-cell table:style-name="Tabelle2.A6" office:value-type="string">
            <text:p text:style-name="P27">Sternapotheke</text:p>
          </table:table-cell>
          <table:table-cell table:style-name="Tabelle2.B2" office:value-type="string">
            <text:p text:style-name="P27">Schubladenschrank</text:p>
          </table:table-cell>
          <table:table-cell table:style-name="Tabelle2.C6" office:value-type="string">
            <text:p text:style-name="P28">850,00</text:p>
          </table:table-cell>
          <table:table-cell table:style-name="Tabelle2.D2" office:value-type="string">
            <text:p text:style-name="P27">Severinstr. 23 </text:p>
          </table:table-cell>
          <table:table-cell table:style-name="Tabelle2.E2" office:value-type="string">
            <text:p text:style-name="P27">Köln</text:p>
          </table:table-cell>
        </table:table-row>
        <table:table-row table:style-name="TableLine1553581588560">
          <table:table-cell table:style-name="Tabelle2.A6" office:value-type="string">
            <text:p text:style-name="P27">Tanzstudio</text:p>
          </table:table-cell>
          <table:table-cell table:style-name="Tabelle2.B3" office:value-type="string">
            <text:p text:style-name="P27">Parkettboden</text:p>
          </table:table-cell>
          <table:table-cell table:style-name="Tabelle2.C6" office:value-type="string">
            <text:p text:style-name="P28">2.750,00</text:p>
          </table:table-cell>
          <table:table-cell table:style-name="Tabelle2.D3" office:value-type="string">
            <text:p text:style-name="P27">Am Ponttor 11</text:p>
          </table:table-cell>
          <table:table-cell table:style-name="Tabelle2.E3" office:value-type="string">
            <text:p text:style-name="P27">Aachen</text:p>
          </table:table-cell>
        </table:table-row>
        <table:table-row table:style-name="TableLine1553581589136">
          <table:table-cell table:style-name="Tabelle2.A6" office:value-type="string">
            <text:p text:style-name="P27">Mainzer Hof</text:p>
          </table:table-cell>
          <table:table-cell table:style-name="Tabelle2.B4" office:value-type="string">
            <text:p text:style-name="P27">Theke</text:p>
          </table:table-cell>
          <table:table-cell table:style-name="Tabelle2.C6" office:value-type="string">
            <text:p text:style-name="P28">1.200,00</text:p>
          </table:table-cell>
          <table:table-cell table:style-name="Tabelle2.D4" office:value-type="string">
            <text:p text:style-name="P27">Mainzer Str. 4</text:p>
          </table:table-cell>
          <table:table-cell table:style-name="Tabelle2.E4" office:value-type="string">
            <text:p text:style-name="P27">Köln</text:p>
          </table:table-cell>
        </table:table-row>
        <table:table-row table:style-name="TableLine1553581591728">
          <table:table-cell table:style-name="Tabelle2.A6" office:value-type="string">
            <text:p text:style-name="P27">Traumfarben</text:p>
          </table:table-cell>
          <table:table-cell table:style-name="Tabelle2.B5" office:value-type="string">
            <text:p text:style-name="P27">Regale</text:p>
          </table:table-cell>
          <table:table-cell table:style-name="Tabelle2.C6" office:value-type="string">
            <text:p text:style-name="P28">690,00</text:p>
          </table:table-cell>
          <table:table-cell table:style-name="Tabelle2.D5" office:value-type="string">
            <text:p text:style-name="P27">Merowinger Str. 19</text:p>
          </table:table-cell>
          <table:table-cell table:style-name="Tabelle2.E5" office:value-type="string">
            <text:p text:style-name="P27">Köln</text:p>
          </table:table-cell>
        </table:table-row>
        <table:table-row table:style-name="TableLine1553581593168">
          <table:table-cell table:style-name="Tabelle2.A6" office:value-type="string">
            <text:p text:style-name="P27">RWTH Aachen</text:p>
          </table:table-cell>
          <table:table-cell table:style-name="Tabelle2.B6" office:value-type="string">
            <text:p text:style-name="P27">Holzvertäfelung</text:p>
          </table:table-cell>
          <table:table-cell table:style-name="Tabelle2.C6" office:value-type="string">
            <text:p text:style-name="P28">8.900,00</text:p>
          </table:table-cell>
          <table:table-cell table:style-name="Tabelle2.D6" office:value-type="string">
            <text:p text:style-name="P27">Templergraben 8</text:p>
          </table:table-cell>
          <table:table-cell table:style-name="Tabelle2.E6" office:value-type="string">
            <text:p text:style-name="P27">Aachen</text:p>
          </table:table-cell>
        </table:table-row>
      </table:table>
      <text:p text:style-name="P17"/>
      <text:p text:style-name="P17"/>
      <text:p text:style-name="P22">Für <text:span text:style-name="T1">Rechnungen</text:span> <text:span text:style-name="T26">kann</text:span> man die sogenannten <text:span text:style-name="T4">Aggregatfunktionen</text:span> <text:span text:style-name="T26">verwenden.</text:span></text:p>
      <text:p text:style-name="P22"><text:span text:style-name="T26">Der Begriff </text:span>„<text:span text:style-name="T26">Aggregat“</text:span> bedeutet <text:span text:style-name="T26">hier</text:span>, dass mehrere Zeilen eine<text:span text:style-name="T26">r</text:span> Ergebnis<text:span text:style-name="T26">-Tabelle</text:span> zu einem Ergebnis zusammengefasst und ausgewertet werden – zum Beispiel durch Zählen:</text:p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1553581592016">
          <table:table-cell table:style-name="Tabelle4.A1" table:number-columns-spanned="2" office:value-type="string">
            <text:p text:style-name="P43">Beispiel: <text:span text:style-name="T25">Wie viele Kunden kommen aus Köln?</text:span></text:p>
            <text:p text:style-name="P43"/>
          </table:table-cell>
          <table:covered-table-cell/>
        </table:table-row>
        <table:table-row table:style-name="TableLine1553581581936">
          <table:table-cell table:style-name="Tabelle4.A1" office:value-type="string">
            <text:p text:style-name="P74"><draw:custom-shape text:anchor-type="paragraph" draw:z-index="0" draw:name="Form1" draw:style-name="gr2" draw:text-style-name="P78" svg:width="1.387cm" svg:height="0.729cm" svg:x="7.638cm" svg:y="2.309cm"><text:p/><draw:enhanced-geometry svg:viewBox="0 0 21600 21600" draw:text-areas="0 ?f0 ?f5 ?f2" draw:type="right-arrow" draw:modifiers="12433.0368487929 6313.0434782608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7">S</text:span>ELECT <text:span text:style-name="T17">Kunde, Stadt</text:span></text:p>
            <text:p text:style-name="P74">FROM <text:span text:style-name="T9">Aufträge </text:span></text:p>
            <text:p text:style-name="P73">WHERE Stadt = "Köln";</text:p>
            <text:p text:style-name="P72"/>
            <table:table table:name="Tabelle5" table:style-name="Tabelle5">
              <table:table-column table:style-name="Tabelle5.A"/>
              <table:table-column table:style-name="Tabelle5.B"/>
              <table:table-row table:style-name="TableLine1553581583088">
                <table:table-cell table:style-name="Tabelle5.A1" office:value-type="string">
                  <text:p text:style-name="P23">Kunde</text:p>
                </table:table-cell>
                <table:table-cell table:style-name="Tabelle5.B1" office:value-type="string">
                  <text:p text:style-name="P22">Stadt</text:p>
                </table:table-cell>
              </table:table-row>
              <table:table-row table:style-name="TableLine1553581593744">
                <table:table-cell table:style-name="Tabelle5.A4" office:value-type="string">
                  <text:p text:style-name="P26">Sternapotheke</text:p>
                </table:table-cell>
                <table:table-cell table:style-name="Tabelle5.B2" office:value-type="string">
                  <text:p text:style-name="P22">Köln</text:p>
                </table:table-cell>
              </table:table-row>
              <table:table-row table:style-name="TableLine1553581583664">
                <table:table-cell table:style-name="Tabelle5.A4" office:value-type="string">
                  <text:p text:style-name="P25">Mainzer Hof</text:p>
                </table:table-cell>
                <table:table-cell table:style-name="Tabelle5.B3" office:value-type="string">
                  <text:p text:style-name="P22">Köln</text:p>
                </table:table-cell>
              </table:table-row>
              <table:table-row table:style-name="TableLine1553581594896">
                <table:table-cell table:style-name="Tabelle5.A4" office:value-type="string">
                  <text:p text:style-name="P25">Traumfarben</text:p>
                </table:table-cell>
                <table:table-cell table:style-name="Tabelle5.B4" office:value-type="string">
                  <text:p text:style-name="P22">Köln</text:p>
                </table:table-cell>
              </table:table-row>
            </table:table>
            <text:p text:style-name="P72"/>
          </table:table-cell>
          <table:table-cell table:style-name="Tabelle4.A1" office:value-type="string">
            <text:p text:style-name="P74"><text:span text:style-name="T17">S</text:span>ELECT <text:span text:style-name="T7">Count(Stadt)</text:span></text:p>
            <text:p text:style-name="P74">FROM <text:span text:style-name="T9">Aufträge </text:span></text:p>
            <text:p text:style-name="P73">WHERE Stadt = "Köln";</text:p>
            <text:p text:style-name="P24"/>
            <table:table table:name="Tabelle6" table:style-name="Tabelle6">
              <table:table-column table:style-name="Tabelle6.A"/>
              <table:table-column table:style-name="Tabelle6.B"/>
              <table:table-row table:style-name="TableLine1553581583952">
                <table:table-cell table:style-name="Tabelle6.A1" office:value-type="string">
                  <text:p text:style-name="P21"/>
                </table:table-cell>
                <table:table-cell table:style-name="Tabelle6.B1" office:value-type="string">
                  <text:p text:style-name="P21">Count</text:p>
                </table:table-cell>
              </table:table-row>
              <table:table-row table:style-name="TableLine1553581584528">
                <table:table-cell table:style-name="Tabelle6.A1" office:value-type="string">
                  <text:p text:style-name="P21"/>
                </table:table-cell>
                <table:table-cell table:style-name="Tabelle6.B2" office:value-type="string">
                  <text:p text:style-name="P21">3</text:p>
                </table:table-cell>
              </table:table-row>
            </table:table>
            <text:p text:style-name="P75"/>
          </table:table-cell>
        </table:table-row>
      </table:table>
      <text:p text:style-name="P16"/>
      <text:p text:style-name="P20"/>
      <text:p text:style-name="P49">Aggregatfunktionen <text:span text:style-name="T18">in SQL</text:span></text:p>
      <text:p text:style-name="P49"/>
      <text:p text:style-name="P48">COUNT<text:tab/> <text:s text:c="2"/>bestimmt die Anzahl <text:span text:style-name="T12">der Zeilen des Ergebnis einer SELECT-Abfrage</text:span></text:p>
      <text:p text:style-name="P48">MIN / MAX<text:tab/> <text:s text:c="2"/>bestimmen das niedrigste / höchste Ergebnis</text:p>
      <text:p text:style-name="P48">SUM<text:tab/><text:tab/> <text:s text:c="2"/>berechnet die Summe der Ergebnisse</text:p>
      <text:p text:style-name="P48">AVG<text:tab/><text:tab/> <text:s text:c="2"/>berechnet d<text:span text:style-name="T1">as arithmetische</text:span> Mittel der Ergebni<text:span text:style-name="T15">s</text:span>s<text:span text:style-name="T16">e</text:span></text:p>
      <text:p text:style-name="P48"/>
      <text:p text:style-name="P18"/>
      <table:table table:name="Tabelle24" table:style-name="Tabelle24">
        <table:table-column table:style-name="Tabelle24.A"/>
        <table:table-column table:style-name="Tabelle24.B"/>
        <table:table-row table:style-name="TableLine1553581582512">
          <table:table-cell table:style-name="Tabelle24.A1" office:value-type="string">
            <text:p text:style-name="P38">Beispiel: <text:span text:style-name="T9">Wie hoch ist der durchschnittliche Preis aller Aufträge?</text:span></text:p>
            <text:p text:style-name="P44"/>
            <text:p text:style-name="P67"><text:span text:style-name="T4">SELECT</text:span> <text:span text:style-name="T5">Avg</text:span><text:span text:style-name="T9">(Preis) </text:span><text:span text:style-name="T5">FROM</text:span><text:span text:style-name="T9"> Aufträge;</text:span></text:p>
          </table:table-cell>
          <table:table-cell table:style-name="Tabelle24.A1" office:value-type="string">
            <table:table table:name="Tabelle25" table:style-name="Tabelle25">
              <table:table-column table:style-name="Tabelle25.A"/>
              <table:table-row table:style-name="TableLine1553581585968">
                <table:table-cell table:style-name="Tabelle25.A1" office:value-type="string">
                  <text:p text:style-name="P10">Avg</text:p>
                </table:table-cell>
              </table:table-row>
              <table:table-row table:style-name="TableLine1553582078784">
                <table:table-cell table:style-name="Tabelle25.A2" office:value-type="string">
                  <text:p text:style-name="P11">2878,<text:span text:style-name="T26">00</text:span></text:p>
                </table:table-cell>
              </table:table-row>
            </table:table>
            <text:p text:style-name="P4"/>
          </table:table-cell>
        </table:table-row>
      </table:table>
      <text:p text:style-name="P62"/>
      <text:p text:style-name="P63">Ergebnisse gruppieren</text:p>
      <text:p text:style-name="P57"/>
      <text:p text:style-name="P54">Möchte man z.B. <text:span text:style-name="T11">für jede Stadt zählen, wie viele </text:span>Aufträge <text:span text:style-name="T1">vor dort kamen</text:span>, gibt es den <text:span text:style-name="T34">Zusatz</text:span> GROUP BY, den man <text:span text:style-name="T13">(nur) </text:span>zusammen mit Aggregatfunktionen benutzen kann.</text:p>
      <text:p text:style-name="P53"><text:span text:style-name="T11">Mit GROUP BY </text:span>werden <text:span text:style-name="T26">die </text:span>Ergebnisse, die in einer Spalte den gleichen Wert haben, zusammengefasst –<text:span text:style-name="T26"> statt alle Ergebnisse zusammenzufassen.</text:span></text:p>
      <text:p text:style-name="P19"/>
      <table:table table:name="Tabelle31" table:style-name="Tabelle31">
        <table:table-column table:style-name="Tabelle31.A"/>
        <table:table-column table:style-name="Tabelle31.B"/>
        <table:table-row table:style-name="TableLine1553582079936">
          <table:table-cell table:style-name="Tabelle31.A1" office:value-type="string">
            <text:p text:style-name="P39">Beispiel: <text:span text:style-name="T10">Anzahl und Gesamtwert der Aufträge,</text:span></text:p>
            <text:p text:style-name="P42">gruppiert nach Städten</text:p>
            <text:p text:style-name="P45"/>
            <text:p text:style-name="P68"><text:span text:style-name="T19">SELECT</text:span> <text:span text:style-name="T6">Count</text:span><text:span text:style-name="T9">(Stadt), </text:span><text:span text:style-name="T5">Sum</text:span><text:span text:style-name="T9">(Preis), Stadt </text:span></text:p>
            <text:p text:style-name="P68"><text:span text:style-name="T20">FROM</text:span><text:span text:style-name="T9"> Aufträge</text:span></text:p>
            <text:p text:style-name="P71"><text:span text:style-name="T4">GROUP BY</text:span> Stadt;</text:p>
          </table:table-cell>
          <table:table-cell table:style-name="Tabelle31.A1" office:value-type="string">
            <table:table table:name="Tabelle32" table:style-name="Tabelle32">
              <table:table-column table:style-name="Tabelle32.A"/>
              <table:table-column table:style-name="Tabelle32.B"/>
              <table:table-column table:style-name="Tabelle32.C"/>
              <table:table-row table:style-name="TableLine1553582079072">
                <table:table-cell table:style-name="Tabelle32.A1" office:value-type="string">
                  <text:p text:style-name="P50">Count</text:p>
                </table:table-cell>
                <table:table-cell table:style-name="Tabelle32.A1" office:value-type="string">
                  <text:p text:style-name="P12">Sum</text:p>
                </table:table-cell>
                <table:table-cell table:style-name="Tabelle32.C1" office:value-type="string">
                  <text:p text:style-name="P12">Stadt</text:p>
                </table:table-cell>
              </table:table-row>
              <table:table-row table:style-name="TableLine1553582066112">
                <table:table-cell table:style-name="Tabelle32.A2" office:value-type="string">
                  <text:p text:style-name="P12">3</text:p>
                </table:table-cell>
                <table:table-cell table:style-name="Tabelle32.B2" office:value-type="string">
                  <text:p text:style-name="P13">2.740,<text:span text:style-name="T1">00</text:span></text:p>
                </table:table-cell>
                <table:table-cell table:style-name="Tabelle32.C2" office:value-type="string">
                  <text:p text:style-name="P12">Köln</text:p>
                </table:table-cell>
              </table:table-row>
              <table:table-row table:style-name="TableLine1553582080224">
                <table:table-cell table:style-name="Tabelle32.A3" office:value-type="string">
                  <text:p text:style-name="P12">2</text:p>
                </table:table-cell>
                <table:table-cell table:style-name="Tabelle32.B3" office:value-type="string">
                  <text:p text:style-name="P13">11.650,<text:span text:style-name="T1">00</text:span></text:p>
                </table:table-cell>
                <table:table-cell table:style-name="Tabelle32.C3" office:value-type="string">
                  <text:p text:style-name="P12">Aachen</text:p>
                </table:table-cell>
              </table:table-row>
            </table:table>
            <text:p text:style-name="P5"/>
          </table:table-cell>
        </table:table-row>
      </table:table>
      <text:p text:style-name="P15"/>
      <text:p text:style-name="P15"/>
      <text:p text:style-name="P60">Aliasse</text:p>
      <text:p text:style-name="P36"/>
      <text:p text:style-name="P56">Eine Schwierigkeit, die sich bei den Aggregatfunktionen ergibt ist, dass die Ergebnisspalte keine definierte Überschrift hat. In manchen DBMS wird eine Count-Spalte mit „Count“ beschriftet, im DBMS von w3schools.com <text:span text:style-name="T1">beispielsweise</text:span> mit dem kryptischen „Expr1000“.</text:p>
      <text:p text:style-name="P56"/>
      <text:p text:style-name="P56">Wenn man mit den Ergebnissen weiter rechnen möchte, oder sie für eine verschachtelte SQL-<text:span text:style-name="T34">Abfrage</text:span> benötigt, braucht man jedoch die Beschriftung der Ergebnisspalte.</text:p>
      <text:p text:style-name="P56">Für diesen Fall (und auch, um komplexe SQL-<text:span text:style-name="T34">Abfragen</text:span> mit JOINs zu vereinfachen) bietet SQL die Möglichkeit, Tabellen und Spalten umzubenennen, mithilfe der sogenannten Aliasse:</text:p>
      <text:p text:style-name="P56"/>
      <text:p text:style-name="P56">Mit einem <text:span text:style-name="T4">Alias</text:span> definiert man innerhalb eine<text:span text:style-name="T34">r</text:span> SQL-<text:span text:style-name="T34">Abfrage</text:span> einen neuen Namen für eine Tabelle oder eine Spalte mit dem Schlüsselwort <text:span text:style-name="T4">AS</text:span>.</text:p>
      <text:p text:style-name="P56"/>
      <table:table table:name="Tabelle3" table:style-name="Tabelle3">
        <table:table-column table:style-name="Tabelle3.A"/>
        <table:table-column table:style-name="Tabelle3.B"/>
        <table:table-row table:style-name="TableLine1553582077920">
          <table:table-cell table:style-name="Tabelle3.A1" office:value-type="string">
            <text:p text:style-name="P40">Beispiel: <text:span text:style-name="T10">Anzahl und Gesamtwert der Aufträge</text:span></text:p>
            <text:p text:style-name="P46"/>
            <text:p text:style-name="P69"><text:span text:style-name="T19">SELECT</text:span> <text:span text:style-name="T21">Count</text:span><text:span text:style-name="T9">(Stadt) </text:span><text:span text:style-name="T5">AS Anzahl</text:span><text:span text:style-name="T9">, </text:span></text:p>
            <text:p text:style-name="P69"><text:span text:style-name="T5"><text:s text:c="7"/></text:span><text:span text:style-name="T20">Sum</text:span><text:span text:style-name="T9">(Preis) <text:s text:c="2"/></text:span><text:span text:style-name="T5">AS Gesamtwert</text:span><text:span text:style-name="T9"> </text:span></text:p>
            <text:p text:style-name="P69"><text:span text:style-name="T20">FROM</text:span><text:span text:style-name="T9"> Aufträge;</text:span></text:p>
          </table:table-cell>
          <table:table-cell table:style-name="Tabelle3.A1" office:value-type="string">
            <table:table table:name="Tabelle7" table:style-name="Tabelle7">
              <table:table-column table:style-name="Tabelle7.A" table:number-columns-repeated="2"/>
              <table:table-row table:style-name="TableLine1553582066976">
                <table:table-cell table:style-name="Tabelle7.A1" office:value-type="string">
                  <text:p text:style-name="P52">Anzahl</text:p>
                </table:table-cell>
                <table:table-cell table:style-name="Tabelle7.B1" office:value-type="string">
                  <text:p text:style-name="P58">Gesamtwert</text:p>
                </table:table-cell>
              </table:table-row>
              <table:table-row table:style-name="TableLine1553582069568">
                <table:table-cell table:style-name="Tabelle7.A2" office:value-type="string">
                  <text:p text:style-name="P30">5</text:p>
                </table:table-cell>
                <table:table-cell table:style-name="Tabelle7.B2" office:value-type="string">
                  <text:p text:style-name="P31">14.390,<text:span text:style-name="T1">00</text:span></text:p>
                </table:table-cell>
              </table:table-row>
            </table:table>
            <text:p text:style-name="P6"/>
          </table:table-cell>
        </table:table-row>
      </table:table>
      <text:p text:style-name="P55"/>
      <text:p text:style-name="P55"/>
      <text:p text:style-name="P61">Rechnen innerhalb einer Abfrage</text:p>
      <text:p text:style-name="P37"/>
      <text:p text:style-name="P33">Man kann innerhalb eine<text:span text:style-name="T34">r</text:span> SQL-<text:span text:style-name="T34">Abfrage</text:span> mit Ergebnissen, die aus Zahlen bestehen (also Mengen, Preise, oder die Ergebnisse <text:span text:style-name="T25">von</text:span> Aggregatfunktionen) auch direkt rechnen, und zwar <text:span text:style-name="T23">mit den Grundrechenarten +, –, *, /, % (plus, minus, mal, geteilt, modulo).</text:span></text:p>
      <text:p text:style-name="P37"/>
      <table:table table:name="Tabelle8" table:style-name="Tabelle8">
        <table:table-column table:style-name="Tabelle8.A"/>
        <table:table-column table:style-name="Tabelle8.B"/>
        <table:table-row table:style-name="TableLine1553582077632">
          <table:table-cell table:style-name="Tabelle8.A1" office:value-type="string">
            <text:p text:style-name="P41">Beispiel: <text:span text:style-name="T24">Differenz zwischen höchstem und niedrigstem Preis</text:span></text:p>
            <text:p text:style-name="P47"/>
            <text:p text:style-name="P70"><text:span text:style-name="T19">SELECT</text:span> <text:span text:style-name="T22">Min</text:span><text:span text:style-name="T20">(Preis) AS MinPreis,</text:span></text:p>
            <text:p text:style-name="P70"><text:span text:style-name="T20"><text:s text:c="7"/>Max(Preis)</text:span><text:span text:style-name="T9"> AS MaxPreis,</text:span></text:p>
            <text:p text:style-name="P70"><text:s text:c="7"/><text:span text:style-name="T8">MaxPreis – MinPreis</text:span><text:span text:style-name="T22"> AS Differenz</text:span></text:p>
            <text:p text:style-name="P70"><text:span text:style-name="T20">FROM</text:span><text:span text:style-name="T9"> Aufträge;</text:span></text:p>
          </table:table-cell>
          <table:table-cell table:style-name="Tabelle8.A1" office:value-type="string">
            <table:table table:name="Tabelle9" table:style-name="Tabelle9">
              <table:table-column table:style-name="Tabelle9.A" table:number-columns-repeated="3"/>
              <table:table-row table:style-name="TableLine1553582080800">
                <table:table-cell table:style-name="Tabelle9.A1" office:value-type="string">
                  <text:p text:style-name="P51">MinPreis</text:p>
                </table:table-cell>
                <table:table-cell table:style-name="Tabelle9.A1" office:value-type="string">
                  <text:p text:style-name="P32">MaxPreis</text:p>
                </table:table-cell>
                <table:table-cell table:style-name="Tabelle9.C1" office:value-type="string">
                  <text:p text:style-name="P32">Differenz</text:p>
                </table:table-cell>
              </table:table-row>
              <table:table-row table:style-name="TableLine1553582077056">
                <table:table-cell table:style-name="Tabelle9.A2" office:value-type="string">
                  <text:p text:style-name="P29">690,00</text:p>
                </table:table-cell>
                <table:table-cell table:style-name="Tabelle9.B2" office:value-type="string">
                  <text:p text:style-name="P29">8.900,00</text:p>
                </table:table-cell>
                <table:table-cell table:style-name="Tabelle9.C2" office:value-type="string">
                  <text:p text:style-name="P34">8.210,00</text:p>
                </table:table-cell>
              </table:table-row>
            </table:table>
            <text:p text:style-name="P7"/>
          </table:table-cell>
        </table:table-row>
      </table:table>
      <text:p text:style-name="P65"/>
      <text:p text:style-name="P64"/>
      <text:p text:style-name="P64"><draw:frame text:anchor-type="paragraph" draw:z-index="1" draw:name="Form1" draw:style-name="gr1" draw:text-style-name="P77" svg:width="1.795cm" svg:height="0.63cm" svg:x="15.217cm" svg:y="0.153cm"><draw:image xlink:href="Pictures/10000000000000580000001F84D8045FF773DCF2.png" xlink:type="simple" xlink:show="embed" xlink:actuate="onLoad" draw:mime-type="image/png"><text:p/></draw:image></draw:frame></text:p>
      <text:p text:style-name="P66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c80e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553496686112"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1:09.839000000</dc:date>
    <meta:editing-duration>PT9H9M41S</meta:editing-duration>
    <meta:editing-cycles>88</meta:editing-cycles>
    <meta:generator>LibreOffice/7.3.3.2$Windows_X86_64 LibreOffice_project/d1d0ea68f081ee2800a922cac8f79445e4603348</meta:generator>
    <meta:print-date>2017-10-13T11:30:33.017000000</meta:print-date>
    <meta:document-statistic meta:table-count="13" meta:image-count="0" meta:object-count="0" meta:page-count="2" meta:paragraph-count="111" meta:word-count="488" meta:character-count="3488" meta:non-whitespace-character-count="3062"/>
  </office:meta>
</office:document-meta>
</file>